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style:tab-stops>
          <style:tab-stop style:position="2.461cm"/>
        </style:tab-stops>
      </style:paragraph-properties>
    </style:style>
    <style:style style:name="P2" style:family="paragraph" style:parent-style-name="Text_20_body">
      <style:paragraph-properties>
        <style:tab-stops>
          <style:tab-stop style:position="2.487cm"/>
        </style:tab-stops>
      </style:paragraph-properties>
    </style:style>
    <style:style style:name="P3" style:family="paragraph" style:parent-style-name="Text_20_body">
      <style:text-properties fo:background-color="#ffff00"/>
    </style:style>
    <style:style style:name="P4" style:family="paragraph" style:parent-style-name="Heading_20_1">
      <style:paragraph-properties>
        <style:tab-stops>
          <style:tab-stop style:position="0.926cm"/>
        </style:tab-stops>
      </style:paragraph-properties>
    </style:style>
    <style:style style:name="P5" style:family="paragraph" style:parent-style-name="Text_20_body">
      <style:paragraph-properties>
        <style:tab-stops>
          <style:tab-stop style:position="0.926cm"/>
        </style:tab-stops>
      </style:paragraph-properties>
    </style:style>
    <style:style style:name="P6" style:family="paragraph" style:parent-style-name="Heading_20_2">
      <style:paragraph-properties>
        <style:tab-stops>
          <style:tab-stop style:position="0.979cm"/>
        </style:tab-stops>
      </style:paragraph-properties>
    </style:style>
    <style:style style:name="T1"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Betrachtungen / Anforderungen</text:h>
      <text:p text:style-name="P5"/>
      <text:p text:style-name="Standard">Eine mögliche Realisierung des Gesamtsystems könnte aus drei Teilen bestehen:</text:p>
      <text:p text:style-name="Standard"/>
      <text:p text:style-name="Standard">Gehäuse</text:p>
      <text:p text:style-name="Standard">Stromversorgung</text:p>
      <text:p text:style-name="Standard">Board</text:p>
      <text:p text:style-name="Standard"/>
      <text:p text:style-name="Standard"/>
      <text:p text:style-name="Standard"/>
      <text:p text:style-name="Standard">Betrachtungen zur Datenrate</text:p>
      <text:p text:style-name="Standard"/>
      <text:p text:style-name="Standard">Fall A: Auslesen aller Kanäle</text:p>
      <text:p text:style-name="Standard">Laut RENA3-Datenblatt benötigt das Auslesen aller Kanäle eine Zeit von 17 µs. Damit ergibt sich eine Ausleserate von ca. 59 kHz. Es entstehen dabei (Kanäle)*(Token)*(Byte) 36*3*2 = 216 Byte. Es resultiert eine Datenrate von 12.7 MByte/s.</text:p>
      <text:p text:style-name="Standard"/>
      <text:p text:style-name="Standard">Fall B: Auslesen eines Kanals</text:p>
      <text:p text:style-name="Standard">Das Auslesen eines Kanals dauert 5.333 µs. Die maximale Ausleserate des RENA3 beträgt damit 187 kHz. Es entstehen 6 Byte und eine Datenrate von 1.1 MByte/s.</text:p>
      <text:p text:style-name="Standard"/>
      <text:p text:style-name="Standard">In der Realität wird der Wert unterhalb von 13 MByte/s liegen. Bisher liegen keine Erkenntnisse vor, wieviele Kanäle bei einem Eventt getriggert werden. Die Ausleserate sollte sich auch problemlos verringern lassen. Falls nur die Impulshöhe (1 Token) oder der Zeitpunkt (2 Token) relevant ist, kann die Datenrate weiter reduziert werden.</text:p>
      <text:p text:style-name="Standard"/>
      <text:p text:style-name="Standard"/>
      <text:h text:style-name="Heading_20_2" text:outline-level="2">Gehäuse</text:h>
      <text:p text:style-name="P3">(TODO)</text:p>
      <text:h text:style-name="Heading_20_2" text:outline-level="2">Stromversorgung</text:h>
      <text:p text:style-name="P3">(TODO)</text:p>
      <text:h text:style-name="P6" text:outline-level="2">Board</text:h>
      <text:h text:style-name="Heading_20_3" text:outline-level="3">signal processing (RENA3)</text:h>
      <text:p text:style-name="P1">Art:<text:tab/>Chip RENA3</text:p>
      <text:p text:style-name="P1">Input:<text:tab/>36 analog input channels</text:p>
      <text:p text:style-name="P1"><text:tab/>TEST vom testpulse generator</text:p>
      <text:p text:style-name="P1"><text:tab/>VGATE vom FPGA<text:span text:style-name="T1">(?)</text:span></text:p>
      <text:p text:style-name="P1"><text:tab/>DACREF von Potentiometer<text:span text:style-name="T1">(?)</text:span></text:p>
      <text:p text:style-name="P1"><text:tab/>VU, VV vom IQ generator</text:p>
      <text:p text:style-name="P1"><text:tab/>ISET per Widerstand</text:p>
      <text:p text:style-name="P1"><text:soft-page-break/><text:tab/>PBIAS per Widerstand</text:p>
      <text:p text:style-name="P1"><text:tab/>FB_PBIAS per Widerstand</text:p>
      <text:p text:style-name="P1"><text:tab/>R_BIAS per Widerstand</text:p>
      <text:p text:style-name="P1"><text:tab/>VREFHI von Potentiometer<text:span text:style-name="T1">(?)</text:span></text:p>
      <text:p text:style-name="P1"><text:tab/>VREFLO von Potentiometer<text:span text:style-name="T1">(?)</text:span></text:p>
      <text:p text:style-name="P1"><text:tab/>READ von FPGA</text:p>
      <text:p text:style-name="P1"><text:tab/>ACQUIRE_P/ACQUIRE_N von FPGA</text:p>
      <text:p text:style-name="P1"><text:tab/>CLS_P/CLS_N von FPGA</text:p>
      <text:p text:style-name="P1"><text:tab/>CLF von FPGA</text:p>
      <text:p text:style-name="P1">Output:<text:tab/>AOUTP/AOUTN an ADC</text:p>
      <text:p text:style-name="P1"><text:tab/>TS_N/TS_P an FPGA</text:p>
      <text:p text:style-name="P1"><text:tab/>TF_N/TF_P an FPGA</text:p>
      <text:p text:style-name="P1">Control:<text:tab/>CSHIFT/CIN/CS an FPGA</text:p>
      <text:p text:style-name="P1"><text:tab/>SOUT/SIN/SHRCLK an FPGA</text:p>
      <text:p text:style-name="P1"><text:tab/>FOUT/FIN/FHRCLK an FPGA</text:p>
      <text:p text:style-name="P1"><text:tab/>TOUT/TIN/TCLK an FPGA</text:p>
      <text:p text:style-name="P1"/>
      <text:p text:style-name="P1">Versorgung:<text:tab/>2V low noise</text:p>
      <text:p text:style-name="P1"><text:tab/>5V analog low noise</text:p>
      <text:p text:style-name="P1"><text:tab/>5V digital</text:p>
      <text:p text:style-name="P1">Funktion:<text:tab/>Signalkonditionierung, Sample&amp;Hold, Triggerung</text:p>
      <text:h text:style-name="Heading_20_3" text:outline-level="3">testpulse generator</text:h>
      <text:p text:style-name="P2">Art:<text:tab/>diskret aufgebaut, siehe Datenblatt RENA3, Figure 21 (Seite 30)</text:p>
      <text:p text:style-name="P2">Input:<text:tab/>1 digital vom FPGA</text:p>
      <text:p text:style-name="P2">Output:<text:tab/>1 analog-Puls an RENA3</text:p>
      <text:p text:style-name="P1">Versorgung:<text:tab/>5V analgo low noise</text:p>
      <text:p text:style-name="P2">Funktion:<text:tab/>Test und evtl, Kalibrierung des RENA3-Chips</text:p>
      <text:h text:style-name="Heading_20_3" text:outline-level="3">IQ generator (DDS)</text:h>
      <text:p text:style-name="P2">Art:<text:tab/>Chip AD9854 + diskretes Filter, laut Datenblatt (<text:span text:style-name="T1">TODO</text:span>)</text:p>
      <text:p text:style-name="P2">Input:<text:tab/>digital vom FPGA</text:p>
      <text:p text:style-name="P2">Output:<text:tab/>2 analog Sinus an RENA3</text:p>
      <text:p text:style-name="P2">Versorgung:<text:tab/></text:p>
      <text:p text:style-name="P2">Funktion:<text:tab/>Erzeugung der Phasensignale für den schnellen Trigger</text:p>
      <text:h text:style-name="Heading_20_3" text:outline-level="3"><text:soft-page-break/>ADC</text:h>
      <text:p text:style-name="Text_20_body">Art:<text:tab/><text:tab/>Chip AD9243 + Beschaltung lt. Datenblatt (<text:span text:style-name="T1">TODO</text:span>)</text:p>
      <text:p text:style-name="Text_20_body">Input:<text:tab/><text:tab/></text:p>
      <text:p text:style-name="Text_20_body">Output:</text:p>
      <text:p text:style-name="P1">Versorgung:<text:tab/></text:p>
      <text:p text:style-name="Text_20_body">Funktion:<text:tab/>Digitalisierung der gesampelten Analogwerte</text:p>
      <text:h text:style-name="Heading_20_3" text:outline-level="3">FPGA</text:h>
      <text:p text:style-name="Text_20_body">Art:<text:tab/><text:tab/>(<text:span text:style-name="T1">TODO</text:span>)</text:p>
      <text:p text:style-name="Text_20_body">Input:</text:p>
      <text:p text:style-name="Text_20_body">Output:</text:p>
      <text:p text:style-name="P1">Versorgung:<text:tab/></text:p>
      <text:p text:style-name="Text_20_body">Funktion:<text:tab/>komplettes Controlling aller Einheiten</text:p>
      <text:h text:style-name="Heading_20_3" text:outline-level="3">power supply</text:h>
      <text:p text:style-name="Text_20_body">Art:<text:tab/><text:tab/>(<text:span text:style-name="T1">TODO</text:span>)</text:p>
      <text:p text:style-name="Text_20_body">Input:</text:p>
      <text:p text:style-name="Text_20_body">Output:</text:p>
      <text:p text:style-name="P1">Versorgung:<text:tab/></text:p>
      <text:p text:style-name="Text_20_body">Funktion:<text:tab/>Bereitstellung der benötigten Spannungen</text:p>
      <text:h text:style-name="Heading_20_3" text:outline-level="3">interface</text:h>
      <text:p text:style-name="Text_20_body">Art:<text:tab/><text:tab/>(<text:span text:style-name="T1">TODO</text:span>)</text:p>
      <text:p text:style-name="Text_20_body">Input:</text:p>
      <text:p text:style-name="Text_20_body">Output:</text:p>
      <text:p text:style-name="P1">Versorgung:<text:tab/></text:p>
      <text:p text:style-name="Text_20_body">Funktion:<text:tab/>Kommunikation mit P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ODO" style:family="paragraph" style:parent-style-name="Text_20_body" style:next-style-name="Text_20_body" style:class="text">
      <style:paragraph-properties fo:background-color="#ffff00" fo:padding="0cm" fo:border="none" style:shadow="none" style:join-border="false">
        <style:background-image/>
      </style:paragraph-properties>
      <style:text-properties fo:background-color="#ffff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rt Lange</meta:initial-creator>
    <meta:creation-date>2010-06-15T11:42:48.83</meta:creation-date>
    <dc:date>2010-06-15T16:25:41.46</dc:date>
    <dc:creator>Bert Lange</dc:creator>
    <meta:editing-duration>PT04H18M40S</meta:editing-duration>
    <meta:editing-cycles>6</meta:editing-cycles>
    <meta:generator>OpenOffice.org/3.2$Win32 OpenOffice.org_project/320m12$Build-9483</meta:generator>
    <meta:document-statistic meta:table-count="0" meta:image-count="0" meta:object-count="0" meta:page-count="3" meta:paragraph-count="80" meta:word-count="364" meta:character-count="2506"/>
  </office:meta>
</office:document-meta>
</file>